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3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u </meta:initial-creator>
    <meta:creation-date>2016-01-07T17:52:16.073349803</meta:creation-date>
    <dc:date>2016-01-07T17:55:09.555506389</dc:date>
    <dc:creator>chaitu </dc:creator>
    <meta:editing-duration>PT35S</meta:editing-duration>
    <meta:editing-cycles>3</meta:editing-cycles>
    <meta:generator>LibreOffice/4.3.3.2$Linux_X86_64 LibreOffice_project/430m0$Build-2</meta:generator>
    <meta:document-statistic meta:object-count="30"/>
  </office:meta>
</office:document-meta>
</file>